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style:paragraph-properties fo:margin-left="0.318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6pt" fo:text-shadow="1pt 1pt" style:font-size-asian="36pt" style:font-size-complex="3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YMN #629</text:span></text:p>
            <text:p text:style-name="P1"><text:span text:style-name="T2">“</text:span><text:span text:style-name="T2">What Is This Brea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384cm" svg:height="8.701cm" svg:x="1.801cm" svg:y="0.532cm">
          <draw:text-box>
            <text:p text:style-name="P4"><text:span text:style-name="T3">1. </text:span><text:span text:style-name="T4">What is this bread?</text:span><text:span text:style-name="T4"><text:line-break/></text:span><text:span text:style-name="T4">Christ’s body risen from the dead:</text:span><text:span text:style-name="T4"><text:line-break/></text:span><text:span text:style-name="T4">This bread we break, <text:s/>This life we take,</text:span><text:span text:style-name="T4"><text:line-break/></text:span><text:span text:style-name="T4">Was crushed to pay for our release.</text:span><text:span text:style-name="T4"><text:line-break/></text:span><text:span text:style-name="T4">O taste and see-the Lord i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3" draw:text-style-name="P5" draw:layer="layout" svg:width="24.384cm" svg:height="8.701cm" svg:x="1.778cm" svg:y="0.606cm">
          <draw:text-box>
            <text:p text:style-name="P4"><text:span text:style-name="T3">2. </text:span><text:span text:style-name="T4">What is this wine?</text:span><text:span text:style-name="T4"><text:line-break/></text:span><text:span text:style-name="T4">The blood of Jesus shed for mine;</text:span><text:span text:style-name="T4"><text:line-break/></text:span><text:span text:style-name="T4">The cup of grace <text:s/>Brings His embrace</text:span><text:span text:style-name="T4"><text:line-break/></text:span><text:span text:style-name="T4">Of life and love until I sing!</text:span><text:span text:style-name="T4"><text:line-break/></text:span><text:span text:style-name="T4">O taste and see-the Lord is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5" draw:layer="layout" svg:width="23.876cm" svg:height="8.701cm" svg:x="2.032cm" svg:y="0.537cm">
          <draw:text-box>
            <text:p text:style-name="P4"><text:span text:style-name="T3">3. </text:span><text:span text:style-name="T4">So who am I,</text:span><text:span text:style-name="T4"><text:line-break/></text:span><text:span text:style-name="T4">That I should live and He should die</text:span><text:span text:style-name="T4"><text:line-break/></text:span><text:span text:style-name="T4">Under the rod? My God, my God,</text:span><text:span text:style-name="T4"><text:line-break/></text:span><text:span text:style-name="T4">Why have You not forsaken me?</text:span><text:span text:style-name="T4"><text:line-break/></text:span><text:span text:style-name="T4">O taste and see-the Lord is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3" draw:text-style-name="P5" draw:layer="layout" svg:width="24.638cm" svg:height="8.701cm" svg:x="1.547cm" svg:y="0.489cm">
          <draw:text-box>
            <text:p text:style-name="P4"><text:span text:style-name="T3">4. </text:span><text:span text:style-name="T4">Yet is God here?</text:span><text:span text:style-name="T4"><text:line-break/></text:span><text:span text:style-name="T4">Oh, yes! By Word and promise clear,</text:span><text:span text:style-name="T4"><text:line-break/></text:span><text:span text:style-name="T4">In mouth and soul <text:s/>He makes us whole-</text:span><text:span text:style-name="T4"><text:line-break/></text:span><text:span text:style-name="T4">Christ, truly present in this meal.</text:span><text:span text:style-name="T4"><text:line-break/></text:span><text:span text:style-name="T4">O taste and see-the Lord is re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4" draw:text-style-name="P8" draw:layer="layout" svg:width="23.876cm" svg:height="14.151cm" svg:x="2.032cm" svg:y="0.508cm">
          <draw:text-box>
            <text:p text:style-name="P6"><text:span text:style-name="T3">5. </text:span><text:span text:style-name="T4">Is this for me?</text:span><text:span text:style-name="T4"><text:line-break/></text:span><text:span text:style-name="T4">I am forgiven and set free!</text:span><text:span text:style-name="T4"><text:line-break/></text:span><text:span text:style-name="T4">I do believe <text:s/>That I receive</text:span><text:span text:style-name="T4"><text:line-break/></text:span><text:span text:style-name="T4">His very body and His blood.</text:span><text:span text:style-name="T4"><text:line-break/></text:span><text:span text:style-name="T4">O taste and see-the Lord is good.</text:span></text:p>
            <text:p text:style-name="P7"><text:span text:style-name="T5"/></text:p>
            <text:p text:style-name="P7"><text:span text:style-name="T6">© 1991 Fred and Jean Baue.</text:span></text:p>
            <text:p text:style-name="P7"><text:span text:style-name="T6">Used by permission:</text:span></text:p>
            <text:p text:style-name="P7"><text:span text:style-name="T6">LSB Hymn License</text:span></text:p>
            <text:p text:style-name="P7"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0:27:17.386000000</meta:creation-date>
    <dc:title>Hymn template</dc:title>
    <meta:editing-duration>PT1H32M57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17T13:12:12.963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3-28T20:27:17.028000000"/>
  </office:meta>
</office:document-meta>
</file>